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57a" officeooo:paragraph-rsid="0019d57a"/>
    </style:style>
    <style:style style:name="P2" style:family="paragraph" style:parent-style-name="Standard">
      <style:text-properties fo:font-weight="bold" officeooo:rsid="001d9863" officeooo:paragraph-rsid="001d9863" style:font-weight-asian="bold" style:font-weight-complex="bold"/>
    </style:style>
    <style:style style:name="P3" style:family="paragraph" style:parent-style-name="Standard">
      <style:text-properties fo:font-weight="bold" officeooo:rsid="0019d57a" officeooo:paragraph-rsid="0019d57a" style:font-weight-asian="bold" style:font-weight-complex="bold"/>
    </style:style>
    <style:style style:name="P4" style:family="paragraph" style:parent-style-name="Standard" style:list-style-name="L1">
      <style:text-properties officeooo:rsid="001bd0ba" officeooo:paragraph-rsid="001bd0ba"/>
    </style:style>
    <style:style style:name="P5" style:family="paragraph" style:parent-style-name="Standard" style:list-style-name="L4">
      <style:text-properties fo:font-weight="normal" officeooo:rsid="001d9863" officeooo:paragraph-rsid="001d9863" style:font-weight-asian="normal" style:font-weight-complex="normal"/>
    </style:style>
    <style:style style:name="P6" style:family="paragraph" style:parent-style-name="Standard" style:list-style-name="L5">
      <style:text-properties fo:font-weight="normal" officeooo:rsid="001d9863" officeooo:paragraph-rsid="001d9863" style:font-weight-asian="normal" style:font-weight-complex="normal"/>
    </style:style>
    <style:style style:name="P7" style:family="paragraph" style:parent-style-name="Standard">
      <style:text-properties fo:font-weight="normal" officeooo:rsid="001d9863" officeooo:paragraph-rsid="001d9863" style:font-weight-asian="normal" style:font-weight-complex="normal"/>
    </style:style>
    <style:style style:name="P8" style:family="paragraph" style:parent-style-name="Standard" style:list-style-name="L6">
      <style:text-properties fo:font-weight="normal" officeooo:rsid="0020650c" officeooo:paragraph-rsid="0020650c" style:font-weight-asian="normal" style:font-weight-complex="normal"/>
    </style:style>
    <style:style style:name="P9" style:family="paragraph" style:parent-style-name="Standard">
      <style:text-properties fo:font-weight="bold" officeooo:rsid="0020650c" officeooo:paragraph-rsid="0020650c" style:font-weight-asian="bold" style:font-weight-complex="bold"/>
    </style:style>
    <style:style style:name="P10" style:family="paragraph" style:parent-style-name="Standard" style:list-style-name="L6">
      <style:text-properties fo:font-style="italic" fo:font-weight="normal" officeooo:rsid="0020650c" officeooo:paragraph-rsid="0020650c" style:font-style-asian="italic" style:font-weight-asian="normal" style:font-style-complex="italic" style:font-weight-complex="normal"/>
    </style:style>
    <style:style style:name="P11" style:family="paragraph" style:parent-style-name="Standard" style:list-style-name="L6">
      <style:text-properties fo:font-style="normal" fo:font-weight="normal" officeooo:rsid="0020650c" officeooo:paragraph-rsid="0020650c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>
      <style:text-properties fo:color="#00a933" style:font-name="Liberation Serif" officeooo:rsid="0019d57a" officeooo:paragraph-rsid="0019d57a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  <style:text-properties style:font-name="Liberation Serif"/>
    </style:style>
    <style:style style:name="P16" style:family="paragraph" style:parent-style-name="Text_20_body" style:list-style-name="L3">
      <style:paragraph-properties fo:margin-top="0in" fo:margin-bottom="0in" loext:contextual-spacing="false"/>
      <style:text-properties style:font-name="Liberation Serif" officeooo:rsid="0019d57a" officeooo:paragraph-rsid="0019d57a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fo:color="#00a933"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bd0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Terminal commands (copied from TheOdinProject Git Basics)</text:p>
      <text:p text:style-name="P1"/>
      <text:list xml:id="list3154043154" text:style-name="L1">
        <text:list-item>
          <text:p text:style-name="P4">The basic Git syntax is program | action | destination</text:p>
        </text:list-item>
      </text:list>
      <text:p text:style-name="P1"/>
      <text:list xml:id="list412059096" text:style-name="L2">
        <text:list-item>
          <text:p text:style-name="P12">Commands related to a remote repository: </text:p>
        </text:list-item>
      </text:list>
      <text:list xml:id="list3853664459" text:style-name="L3">
        <text:list-item>
          <text:list>
            <text:list-item>
              <text:p text:style-name="P14"><text:span text:style-name="Source_20_Text"><text:span text:style-name="T1">git clone git@github.com:USER-NAME/REPOSITORY-NAME.git</text:span></text:span><text:span text:style-name="T1"> or </text:span><text:span text:style-name="Source_20_Text"><text:span text:style-name="T1">git clone https://github.com/user-name/repository-name.git</text:span></text:span><text:span text:style-name="T1"> </text:span></text:p>
              <text:p text:style-name="P15"/>
            </text:list-item>
            <text:list-item>
              <text:p text:style-name="P14"><text:span text:style-name="Source_20_Text"><text:span text:style-name="T1">git push origin main</text:span></text:span><text:span text:style-name="T1"> </text:span></text:p>
            </text:list-item>
          </text:list>
        </text:list-item>
        <text:list-item>
          <text:p text:style-name="P17">Commands related to workflow: </text:p>
          <text:list>
            <text:list-item>
              <text:p text:style-name="P14"><text:span text:style-name="Source_20_Text"><text:span text:style-name="T1">git add .</text:span></text:span><text:span text:style-name="T1"> </text:span></text:p>
            </text:list-item>
            <text:list-item>
              <text:p text:style-name="P16">git add &lt;filename&gt;</text:p>
            </text:list-item>
            <text:list-item>
              <text:p text:style-name="P14"><text:span text:style-name="Source_20_Text"><text:span text:style-name="T1">git commit -m "A message describing what you have done to make this snapshot different"</text:span></text:span><text:span text:style-name="T1"> </text:span></text:p>
              <text:list>
                <text:list-item>
                  <text:p text:style-name="P14"><text:span text:style-name="T1">-</text:span><text:span text:style-name="T2">m is adding a messsage to the commit.</text:span></text:p>
                </text:list-item>
              </text:list>
            </text:list-item>
          </text:list>
        </text:list-item>
        <text:list-item>
          <text:p text:style-name="P17">Commands related to checking status or log history </text:p>
          <text:list>
            <text:list-item>
              <text:p text:style-name="P14"><text:span text:style-name="Source_20_Text"><text:span text:style-name="T1">git status</text:span></text:span><text:span text:style-name="T1"> </text:span></text:p>
              <text:p text:style-name="P15"/>
            </text:list-item>
            <text:list-item>
              <text:p text:style-name="P13"><text:span text:style-name="Source_20_Text"><text:span text:style-name="T1">git log</text:span></text:span><text:span text:style-name="T1"> </text:span></text:p>
            </text:list-item>
          </text:list>
        </text:list-item>
      </text:list>
      <text:p text:style-name="P1"/>
      <text:p text:style-name="P2">Git Commit Messages Rules</text:p>
      <text:list xml:id="list3580975155" text:style-name="L4">
        <text:list-item>
          <text:p text:style-name="P5">Diff will tell you what changed, a commit message will tell you why it changed.</text:p>
        </text:list-item>
      </text:list>
      <text:list xml:id="list3893181451" text:style-name="L5">
        <text:list-item>
          <text:p text:style-name="P6">Separate the subject from body with a blank line</text:p>
        </text:list-item>
        <text:list-item>
          <text:p text:style-name="P6">Limit the subject line to 50 characters</text:p>
        </text:list-item>
        <text:list-item>
          <text:p text:style-name="P6">Capitalize the subject line</text:p>
        </text:list-item>
        <text:list-item>
          <text:p text:style-name="P6">Do not end the subject line with a period</text:p>
        </text:list-item>
        <text:list-item>
          <text:p text:style-name="P6">Use the Imperative mood (commands) in the subject line</text:p>
        </text:list-item>
        <text:list-item>
          <text:p text:style-name="P6">Wrap the body at 72 characters</text:p>
        </text:list-item>
        <text:list-item>
          <text:p text:style-name="P6">Use the body to explain the what and whys vs. how</text:p>
        </text:list-item>
      </text:list>
      <text:p text:style-name="P7"/>
      <text:p text:style-name="P9">Fixing Git error: object file ... is empty</text:p>
      <text:list xml:id="list3859623574" text:style-name="L6">
        <text:list-item>
          <text:p text:style-name="P8">Run the commands:</text:p>
          <text:list>
            <text:list-header>
              <text:p text:style-name="P10">find .git/objects/ -type f -empty | xargs rm</text:p>
              <text:p text:style-name="P10">git fetch -p</text:p>
              <text:p text:style-name="P10">git fsck --full</text:p>
              <text:p text:style-name="P10"/>
            </text:list-header>
          </text:list>
        </text:list-item>
        <text:list-item>
          <text:p text:style-name="P11">This will remove any empty object files that causes corruption of the repository as a whole, then fetch down the missing objects from the remote repository, and then do a full object store check.</text:p>
          <text:list>
            <text:list-item>
              <text:p text:style-name="P11">This assumes you have a remote copy of the Git repository somewhere (e.g. github) and the broken repository is local and the remote repository is still intact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5:09:04.085531077</meta:creation-date>
    <meta:generator>LibreOffice/6.4.7.2$Linux_X86_64 LibreOffice_project/40$Build-2</meta:generator>
    <dc:date>2021-09-22T15:12:53.059116750</dc:date>
    <meta:editing-duration>PT55M49S</meta:editing-duration>
    <meta:editing-cycles>4</meta:editing-cycles>
    <meta:document-statistic meta:table-count="0" meta:image-count="0" meta:object-count="0" meta:page-count="1" meta:paragraph-count="32" meta:word-count="270" meta:character-count="1460" meta:non-whitespace-character-count="1240"/>
  </office:meta>
</office:document-meta>
</file>